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padding="0.0193in" fo:border="0.06pt solid #e3e3e3"/>
      <style:text-properties officeooo:paragraph-rsid="00124c79"/>
    </style:style>
    <style:style style:name="P2" style:family="paragraph" style:parent-style-name="Text_20_body">
      <style:paragraph-properties fo:padding="0.0193in" fo:border="0.06pt solid #e3e3e3"/>
      <style:text-properties officeooo:paragraph-rsid="00124c79"/>
    </style:style>
    <style:style style:name="P3" style:family="paragraph" style:parent-style-name="Text_20_body">
      <style:paragraph-properties fo:break-before="page" fo:padding="0.0193in" fo:border="0.06pt solid #e3e3e3"/>
      <style:text-properties officeooo:paragraph-rsid="00124c79"/>
    </style:style>
    <style:style style:name="P4" style:family="paragraph" style:parent-style-name="Text_20_body">
      <style:paragraph-properties fo:padding="0.0193in" fo:border="0.06pt solid #e3e3e3"/>
      <style:text-properties fo:font-weight="normal" officeooo:paragraph-rsid="00124c79" style:font-weight-asian="normal" style:font-weight-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loext:padding="0.0193in" loext:border="0.06pt solid #e3e3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hysiotherapy:</text:span></text:p>
      <text:p text:style-name="P2"><text:span text:style-name="T1"/></text:p>
      <text:p text:style-name="P4"><text:span text:style-name="T2">Velocity Hospital offers comprehensive physical rehabilitation programs tailored to individual patient needs, aiming for maximum functional restoration. The department provides personalized physiotherapy and occupational therapy with advanced equipment and qualified therapists. Dedicated to patient recovery, Velocity Hospital ensures treatment of international standards for a holistic approach to rehabilit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3:05:24.399049482</meta:creation-date>
    <dc:date>2024-04-12T14:03:56.590933511</dc:date>
    <meta:editing-duration>PT43S</meta:editing-duration>
    <meta:editing-cycles>2</meta:editing-cycles>
    <meta:generator>LibreOffice/7.3.7.2$Linux_X86_64 LibreOffice_project/30$Build-2</meta:generator>
    <meta:document-statistic meta:table-count="0" meta:image-count="0" meta:object-count="0" meta:page-count="1" meta:paragraph-count="2" meta:word-count="49" meta:character-count="429" meta:non-whitespace-character-count="382"/>
  </office:meta>
</office:document-meta>
</file>